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7.81mm"/>
    </style:style>
    <style:style style:name="co3" style:family="table-column">
      <style:table-column-properties fo:break-before="auto" style:column-width="45.21mm"/>
    </style:style>
    <style:style style:name="co4" style:family="table-column">
      <style:table-column-properties fo:break-before="auto" style:column-width="47.54mm"/>
    </style:style>
    <style:style style:name="co6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>
            <text:p>Milesto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eighting (%)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3">
          <table:table-cell office:value-type="string" calcext:value-type="string">
            <text:p>Get Q-values for each model</text:p>
          </table:table-cell>
          <table:table-cell office:value-type="date" office:date-value="2016-09-22" calcext:value-type="date">
            <text:p>22/09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office:value-type="string" calcext:value-type="string">
            <text:p>Implement multivariate model ("model 3")</text:p>
          </table:table-cell>
          <table:table-cell office:value-type="date" office:date-value="2016-09-22" calcext:value-type="date">
            <text:p>22/09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office:value-type="string" calcext:value-type="string">
            <text:p>TDD check </text:p>
          </table:table-cell>
          <table:table-cell office:value-type="date" office:date-value="2016-09-22" calcext:value-type="date">
            <text:p>22/09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office:value-type="string" calcext:value-type="string">
            <text:p>TDD check </text:p>
          </table:table-cell>
          <table:table-cell office:value-type="date" office:date-value="2016-09-29" calcext:value-type="date">
            <text:p>29/09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office:value-type="string" calcext:value-type="string">
            <text:p>TDD check </text:p>
          </table:table-cell>
          <table:table-cell office:value-type="date" office:date-value="2016-10-06" calcext:value-type="date">
            <text:p>06/10/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Modularisation progress check</text:p>
          </table:table-cell>
          <table:table-cell office:value-type="date" office:date-value="2016-10-06" calcext:value-type="date">
            <text:p>06/10/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" office:value-type="string" calcext:value-type="string">
            <text:p>Modularisation complete</text:p>
          </table:table-cell>
          <table:table-cell table:style-name="ce3" office:value-type="date" office:date-value="2016-10-13" calcext:value-type="date">
            <text:p>13/10/16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Potentially shippable (code to Sanjid, he can run and use)</text:p>
          </table:table-cell>
          <table:table-cell office:value-type="date" office:date-value="2016-10-13" calcext:value-type="date">
            <text:p>13/10/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DD check </text:p>
          </table:table-cell>
          <table:table-cell office:value-type="date" office:date-value="2016-10-13" calcext:value-type="date">
            <text:p>13/10/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" office:value-type="string" calcext:value-type="string">
            <text:p>Code completion check</text:p>
          </table:table-cell>
          <table:table-cell table:style-name="ce3" office:value-type="date" office:date-value="2016-10-18" calcext:value-type="date">
            <text:p>18/10/16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Documentation finalised</text:p>
          </table:table-cell>
          <table:table-cell office:value-type="date" office:date-value="2016-10-18" calcext:value-type="date">
            <text:p>18/10/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TDD check </text:p>
          </table:table-cell>
          <table:table-cell office:value-type="date" office:date-value="2016-10-20" calcext:value-type="date">
            <text:p>20/10/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" office:value-type="string" calcext:value-type="string">
            <text:p>Code finalised</text:p>
          </table:table-cell>
          <table:table-cell table:style-name="ce3" office:value-type="date" office:date-value="2016-10-20" calcext:value-type="date">
            <text:p>20/10/16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DD check </text:p>
          </table:table-cell>
          <table:table-cell office:value-type="date" office:date-value="2016-10-27" calcext:value-type="date">
            <text:p>27/10/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" office:value-type="string" calcext:value-type="string">
            <text:p>Final Project Report</text:p>
          </table:table-cell>
          <table:table-cell table:style-name="ce3" office:value-type="date" office:date-value="2016-10-27" calcext:value-type="date">
            <text:p>27/10/16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table:style-name="Default"/>
          <table:table-cell table:style-name="ce1" table:formula="of:=SUM([.C2:.C16])" office:value-type="float" office:value="100" calcext:value-type="float">
            <text:p>100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N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3:52:47.683929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42S</meta:editing-duration>
    <meta:editing-cycles>61</meta:editing-cycles>
    <meta:generator>LibreOffice/5.1.4.2$Linux_X86_64 LibreOffice_project/10m0$Build-2</meta:generator>
    <dc:date>2016-09-29T15:01:46.257322883</dc:date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